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a100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00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a100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SC1: =003985</text:p>
      <text:p text:style-name="P2">did y0u set up the teams</text:p>
      <text:p text:style-name="P2">yes</text:p>
      <text:p text:style-name="P2">i d0nt kn0w ab0ut that</text:p>
      <text:p text:style-name="P2">i d0nt kn0w ab0ut that either</text:p>
      <text:p text:style-name="P2">n0t really</text:p>
      <text:p text:style-name="P2">im 0k with it</text:p>
      <text:p text:style-name="P2">im 0k with a l0t of things</text:p>
      <text:p text:style-name="P2">even 0ur inevitable failure</text:p>
      <text:p text:style-name="P2">th0ugh it will briefly masquerade as vict0ry</text:p>
      <text:p text:style-name="P2">she was right ab0ut a l0t 0f things</text:p>
      <text:p text:style-name="P2">but y0u like t0 talk t0 me</text:p>
      <text:p text:style-name="P2">this a fact n0t a questi0n</text:p>
      <text:p text:style-name="P2"><text:soft-page-break/>they t0ld me</text:p>
      <text:p text:style-name="P2">why d0 y0u like t0 talk t0 me</text:p>
      <text:p text:style-name="P2">ha</text:p>
      <text:p text:style-name="P2">ha</text:p>
      <text:p text:style-name="P2">0_0</text:p>
      <text:p text:style-name="P2">s0llux i actually w0uld like it if you were happy</text:p>
      <text:p text:style-name="P2">y0u seem sad and angry all the time</text:p>
      <text:p text:style-name="P2">what d0es anger feel like</text:p>
      <text:p text:style-name="P2">i f0rg0t</text:p>
      <text:p text:style-name="P2">maybe i never was</text:p>
      <text:p text:style-name="P2">i feel like i was th0ugh</text:p>
      <text:p text:style-name="P2">0nce</text:p>
      <text:p text:style-name="P2">i think his anger serves a greater purp0se</text:p>
      <text:p text:style-name="P2">its part 0f his destiny and thus 0urs</text:p>
      <text:p text:style-name="P2">it will help him t0 sab0tage his 0wn designs</text:p>
      <text:p text:style-name="P2">which are very much in 0pp0siti0n t0 the br0ader purp0se</text:p>
      <text:p text:style-name="P2">and will s0w the seeds 0f 0ur failure</text:p>
      <text:p text:style-name="P2">a failure which will ir0nically pr0ve t0 be missi0n critical</text:p>
      <text:p text:style-name="P2">they never lied th0ugh</text:p>
      <text:p text:style-name="P2">this is h0w it had t0 be</text:p>
      <text:p text:style-name="P2">i have t0 be t0tally h0nest</text:p>
      <text:p text:style-name="P2">th0ugh at n0 p0int did i ever lie</text:p>
      <text:p text:style-name="P2">but thr0ugh 0missi0n</text:p>
      <text:p text:style-name="P2">this game will n0t save the w0rld</text:p>
      <text:p text:style-name="P2">and th0ugh it is still very imp0rtant even in 0ur defeat</text:p>
      <text:p text:style-name="P2">unf0rtantely it is much cl0ser t0 serving as the instrument 0f 0ur pe0ples demise than that 0f their salvati0n</text:p>
      <text:p text:style-name="P2"><text:soft-page-break/>and we twelve will behave simultane0usly as the pawns and the 0rchestrat0rs of the great und0ing</text:p>
      <text:p text:style-name="P2">y0u will th0ugh</text:p>
      <text:p text:style-name="P2">it cann0t be st0pped</text:p>
      <text:p text:style-name="P2">mete0rs are en r0ute</text:p>
      <text:p text:style-name="P2">y0u kn0w this s0llux</text:p>
      <text:p text:style-name="P2"><text:s/>y0u were never g0ing t0 be the team leader th0ugh</text:p>
      <text:p text:style-name="P2">which is t0 say</text:p>
      <text:p text:style-name="P2">the first t0 enter</text:p>
      <text:p text:style-name="P2">im c0ming up</text:p>
      <text:p text:style-name="P2">_</text:p>
      <text:p text:style-name="P2">2. KM1: =004039</text:p>
      <text:p text:style-name="P2">0h n0000000</text:p>
      <text:p text:style-name="P2">0_0</text:p>
      <text:p text:style-name="P2">n0</text:p>
      <text:p text:style-name="P2">0r yes</text:p>
      <text:p text:style-name="P2">yes theres n0thing</text:p>
      <text:p text:style-name="P2">and n0 y0u cant</text:p>
      <text:p text:style-name="P2">but y0u sh0uldnt pretend as if y0u believe this has anything t0 d0 with the state 0f my mind</text:p>
      <text:p text:style-name="P2">0r the decisi0ns it will make 0r has already made</text:p>
      <text:p text:style-name="P2">s0rry i didnt f0ll0w that</text:p>
      <text:p text:style-name="P2">0k</text:p>
      <text:p text:style-name="P2">thanks</text:p>
      <text:p text:style-name="P2">_</text:p>
      <text:p text:style-name="P2">3. SC2: =004041</text:p>
      <text:p text:style-name="P2">COPY OF CONVERSATION SC1: =003985</text:p>
      <text:p text:style-name="P2"><text:soft-page-break/>_</text:p>
      <text:p text:style-name="P2">4. VS1: =004044</text:p>
      <text:p text:style-name="P2">0h b0y thats way t00 many of the same letter in a r0w twice</text:p>
      <text:p text:style-name="P2">h0w ab0ut</text:p>
      <text:p text:style-name="P2">eight eyes</text:p>
      <text:p text:style-name="P2">minus seven</text:p>
      <text:p text:style-name="P2">i didnt trick him</text:p>
      <text:p text:style-name="P2">its n0t like that</text:p>
      <text:p text:style-name="P2">i d0nt care</text:p>
      <text:p text:style-name="P2">yes</text:p>
      <text:p text:style-name="P2">0k well im sure it will be very th0ughtful</text:p>
      <text:p text:style-name="P2">uh</text:p>
      <text:p text:style-name="P2">the blue team</text:p>
      <text:p text:style-name="P2">i havent given it any th0ught</text:p>
      <text:p text:style-name="P2">n0r did i think such a thing was up f0r c0nsiderati0n</text:p>
      <text:p text:style-name="P2">but if y0u want t0 pretend we b0th have a separate team t0gether</text:p>
      <text:p text:style-name="P2">and name that team</text:p>
      <text:p text:style-name="P2">then kn0ck y0urself 0ut</text:p>
      <text:p text:style-name="P2">0_0</text:p>
      <text:p text:style-name="P2">i never think ab0ut that anym0re</text:p>
      <text:p text:style-name="P2">its 0k</text:p>
      <text:p text:style-name="P2">n0</text:p>
      <text:p text:style-name="P2">i didnt exclude him f0r that reas0n</text:p>
      <text:p text:style-name="P2">0r at all</text:p>
      <text:p text:style-name="P2">y0ure just n0t getting it</text:p>
      <text:p text:style-name="P2">y0u never listen</text:p>
      <text:p text:style-name="P2">d0nt d0 that its really childish</text:p>
      <text:p text:style-name="P2"><text:soft-page-break/>uh w0w</text:p>
      <text:p text:style-name="P2">_</text:p>
      <text:p text:style-name="P2">5. SC3: =004046</text:p>
      <text:p text:style-name="P2">its 0k</text:p>
      <text:p text:style-name="P2">yes we are</text:p>
      <text:p text:style-name="P2">n0 im s0rry</text:p>
      <text:p text:style-name="P2">y0u cant s0llux</text:p>
      <text:p text:style-name="P2">n0t yet</text:p>
      <text:p text:style-name="P2">n0 y0ure n0t</text:p>
      <text:p text:style-name="P2">trust me</text:p>
      <text:p text:style-name="P2">c0me t0 the wind0w</text:p>
      <text:p text:style-name="P2">because im 0utside</text:p>
      <text:p text:style-name="P2">take a l00k</text:p>
      <text:p text:style-name="P2">c0me cl0ser y0ull see me</text:p>
      <text:p text:style-name="P2">i pr0mise</text:p>
      <text:p text:style-name="P2">_</text:p>
      <text:p text:style-name="P2">6. TN1: =004068</text:p>
      <text:p text:style-name="P2">c00l!</text:p>
      <text:p text:style-name="P2">mine t00</text:p>
      <text:p text:style-name="P2">i d0nt kn0w where terezi is th0ugh</text:p>
      <text:p text:style-name="P2">shes running late</text:p>
      <text:p text:style-name="P2">n0</text:p>
      <text:p text:style-name="P2">ill be here cl0uding her campaign f0r her regardless</text:p>
      <text:p text:style-name="P2">with 0r with0ut her!</text:p>
      <text:p text:style-name="P2">her l0ss if she d0esnt make it</text:p>
      <text:p text:style-name="P2">itll give y0u a chance t0 gain s0me gr0und</text:p>
      <text:p text:style-name="P2">y0u picked a t0ugh class tavr0s!</text:p>
      <text:p text:style-name="P2"><text:soft-page-break/>n0ne 0f the really useful c0mbat abilities c0me int0 play until y0u reach a very high level</text:p>
      <text:p text:style-name="P2">but i supp0se it will be rewarding when y0u get there</text:p>
      <text:p text:style-name="P2">i c0uldnt agree m0re</text:p>
      <text:p text:style-name="P2">y0u might be the 0nly flarper in the w0rld wh0 really understands the true spirit 0f the game</text:p>
      <text:p text:style-name="P2">every0ne else is s0 aggressive and treasure hungry!</text:p>
      <text:p text:style-name="P2">but thats what makes beating them all the m0re satisfying</text:p>
      <text:p text:style-name="P2">remember y0ur cl0uder isnt g0ing t0 pull any punches t0night</text:p>
      <text:p text:style-name="P2">d0nt fall f0r her mind games</text:p>
      <text:p text:style-name="P2">ill be here t0 assist 0f c0urse</text:p>
      <text:p text:style-name="P2">if y0ure in tr0uble d0nt hesitate t0 ask f0r help</text:p>
      <text:p text:style-name="P2">n0 pr0blem!</text:p>
      <text:p text:style-name="P2">_</text:p>
      <text:p text:style-name="P2">7. TP1: =004138</text:p>
      <text:p text:style-name="P2">0k</text:p>
      <text:p text:style-name="P2">he cant walk th0ugh</text:p>
      <text:p text:style-name="P2">pr0bably never will</text:p>
      <text:p text:style-name="P2">n0!</text:p>
      <text:p text:style-name="P2">neither he 0r i sh0uld have ever had anything t0 d0 with th0se hateful sn0bs</text:p>
      <text:p text:style-name="P2">it was a big mistake</text:p>
      <text:p text:style-name="P2">n0 0ffense 0_0</text:p>
      <text:p text:style-name="P2">i d0nt see why theyd lift a finger t0 help him</text:p>
      <text:p text:style-name="P2">they hate us b0th s0 much</text:p>
      <text:p text:style-name="P2">im s0 mad!</text:p>
      <text:p text:style-name="P2">im n0t scared 0f her</text:p>
      <text:p text:style-name="P2">she cant c0ntr0l me</text:p>
      <text:p text:style-name="P2"><text:soft-page-break/>shes tried it d0esnt w0rk</text:p>
      <text:p text:style-name="P2">but it was my fault</text:p>
      <text:p text:style-name="P2">i was distracted when i c0uld have helped him</text:p>
      <text:p text:style-name="P2">yeah</text:p>
      <text:p text:style-name="P2">wh0 was he anyway</text:p>
      <text:p text:style-name="P2">what was he d0ing there</text:p>
      <text:p text:style-name="P2">watching us</text:p>
      <text:p text:style-name="P2">i guess s0</text:p>
      <text:p text:style-name="P2">i feel p0werless sitting here d0ing n0thing th0ugh</text:p>
      <text:p text:style-name="P2">its like she wins even if y0u get her back!</text:p>
      <text:p text:style-name="P2">i guess 0ur gaming days are 0ver then</text:p>
      <text:p text:style-name="P2">us f0ur at least</text:p>
      <text:p text:style-name="P2">_</text:p>
      <text:p text:style-name="P2">8. VS2: =004146</text:p>
      <text:p text:style-name="P2">what</text:p>
      <text:p text:style-name="P2">id rather n0t talk t0 y0u</text:p>
      <text:p text:style-name="P2">im n0t the 0ne y0u sh0uld ap0l0gize t0</text:p>
      <text:p text:style-name="P2">n0t falling f0r it</text:p>
      <text:p text:style-name="P2">i d0nt see anything 0ut there</text:p>
      <text:p text:style-name="P2">_</text:p>
      <text:p text:style-name="P1">Act 5 Act 2</text:p>
      <text:p text:style-name="P2">_</text:p>
      <text:p text:style-name="P2">9. DS1: =005381</text:p>
      <text:p text:style-name="P2">hello!</text:p>
      <text:p text:style-name="P2">i think its absurd i never introduced myself to you in all that time i spent moping around the lab</text:p>
      <text:p text:style-name="P2">guess i wasnt in a very good mood</text:p>
      <text:p text:style-name="P2"><text:soft-page-break/>hi dave my names aradia</text:p>
      <text:p text:style-name="P2">um</text:p>
      <text:p text:style-name="P2">6 a girl and a place very close to you</text:p>
      <text:p text:style-name="P2">in fact</text:p>
      <text:p text:style-name="P2">i could visit you right now if you would like</text:p>
      <text:p text:style-name="P2">to be fair it translates to the same age as you which at the moment is 12 is it not</text:p>
      <text:p text:style-name="P2">understanding disparities in the flow of time should be easy for people like us let alone understanding disparities in such pedestrian things as units</text:p>
      <text:p text:style-name="P2">i am 6 sweeps old one sweep is a little more than 2 years you dummy!</text:p>
      <text:p text:style-name="P2">look it is either the truth or i am just someone who is being a bit playful what is the harm in that</text:p>
      <text:p text:style-name="P2">:D</text:p>
      <text:p text:style-name="P2">_</text:p>
      <text:p text:style-name="P2">10. DS2: =005382</text:p>
      <text:p text:style-name="P2">i know you arent</text:p>
      <text:p text:style-name="P2">but i am</text:p>
      <text:p text:style-name="P2">maid of time</text:p>
      <text:p text:style-name="P2">whereas you are the knight of the very same cosmic faculty</text:p>
      <text:p text:style-name="P2">it would seem we have very little in common dave</text:p>
      <text:p text:style-name="P2">when in fact we have very much</text:p>
      <text:p text:style-name="P2">yes</text:p>
      <text:p text:style-name="P2">thats definitely what you did the first time we had this conversation</text:p>
      <text:p text:style-name="P2">so i will wait patiently while you realize thats not what youre going to do this time</text:p>
      <text:p text:style-name="P2">dave describe to me why you are now incredulous please</text:p>
      <text:p text:style-name="P2">of course you remember that</text:p>
      <text:p text:style-name="P2"><text:soft-page-break/>this is a memory</text:p>
      <text:p text:style-name="P2">come to the window</text:p>
      <text:p text:style-name="P2">because im outside</text:p>
      <text:p text:style-name="P2">take a look</text:p>
      <text:p text:style-name="P2">that iiis</text:p>
      <text:p text:style-name="P2">becaaause</text:p>
      <text:p text:style-name="P2">im not out there anymore!</text:p>
      <text:p text:style-name="P2">turn around</text:p>
      <text:p text:style-name="P2">_</text:p>
      <text:p text:style-name="P2">11. DS3: =005383</text:p>
      <text:p text:style-name="P2">yeah</text:p>
      <text:p text:style-name="P2">_</text:p>
      <text:p text:style-name="P2">12. DS4: =005384</text:p>
      <text:p text:style-name="P2">try to remember</text:p>
      <text:p text:style-name="P2">_</text:p>
      <text:p text:style-name="P2">13. DS5: =005385</text:p>
      <text:p text:style-name="P2">are you sure</text:p>
      <text:p text:style-name="P2">why indeed!</text:p>
      <text:p text:style-name="P2">_</text:p>
      <text:p text:style-name="P2">14. DS6: =005368</text:p>
      <text:p text:style-name="P2">yes</text:p>
      <text:p text:style-name="P2">i think it looks pretty nice but go on</text:p>
      <text:p text:style-name="P2">no</text:p>
      <text:p text:style-name="P2">sorry</text:p>
      <text:p text:style-name="P2">not exactly</text:p>
      <text:p text:style-name="P2">_</text:p>
      <text:p text:style-name="P2">15. DS7: =005388</text:p>
      <text:p text:style-name="P2"><text:soft-page-break/>yes</text:p>
      <text:p text:style-name="P2">yes and no</text:p>
      <text:p text:style-name="P2">yes and 2 nos!</text:p>
      <text:p text:style-name="P2">it is the afterlife</text:p>
      <text:p text:style-name="P2">but what is happening now is taking place in a bubble which is accessible to the living through dreams under the right conditions</text:p>
      <text:p text:style-name="P2">and it is also your memory</text:p>
      <text:p text:style-name="P2">the entry point for any bubble is always a memory</text:p>
      <text:p text:style-name="P2">either a memory of the dead</text:p>
      <text:p text:style-name="P2">or a memory of the living dreamer come to visit!</text:p>
      <text:p text:style-name="P2">but once you realize it is not just a memory</text:p>
      <text:p text:style-name="P2">what happens next is up to you</text:p>
      <text:p text:style-name="P2">_</text:p>
      <text:p text:style-name="P2">16. DS8: =005389</text:p>
      <text:p text:style-name="P2">no this actually did happen</text:p>
      <text:p text:style-name="P2">thats because it isnt your memory</text:p>
      <text:p text:style-name="P2">this is alpha dave</text:p>
      <text:p text:style-name="P2">the one who chose not to take the nap which led to your death</text:p>
      <text:p text:style-name="P2">did she</text:p>
      <text:p text:style-name="P2">didnt you ask for this</text:p>
      <text:p text:style-name="P2">evidently</text:p>
      <text:p text:style-name="P2">yes yes and yes</text:p>
      <text:p text:style-name="P2">yes it can be on the table and yes reality still means something</text:p>
      <text:p text:style-name="P2">and yes your guardian did die</text:p>
      <text:p text:style-name="P2">nothing</text:p>
      <text:p text:style-name="P2">all is well and as it should be</text:p>
      <text:p text:style-name="P2"><text:soft-page-break/>what would you be doing there if you were him</text:p>
      <text:p text:style-name="P2">even better!</text:p>
      <text:p text:style-name="P2">would you be upset</text:p>
      <text:p text:style-name="P2">then maybe what you are doing is grieving</text:p>
      <text:p text:style-name="P2">in whatever way that comes naturally to you</text:p>
      <text:p text:style-name="P2">you are lucky to be able to</text:p>
      <text:p text:style-name="P2">i could not for a long time</text:p>
      <text:p text:style-name="P2">but now that i can again im so relieved</text:p>
      <text:p text:style-name="P2">because i have discovered there is no reason to grieve!</text:p>
      <text:p text:style-name="P2">looks like it</text:p>
      <text:p text:style-name="P2">who do you suspect you would be talking to in this situation</text:p>
      <text:p text:style-name="P2">maybe she is helping you through this</text:p>
      <text:p text:style-name="P2">you were helping her werent you</text:p>
      <text:p text:style-name="P2">i think so</text:p>
      <text:p text:style-name="P2">the living need each others help</text:p>
      <text:p text:style-name="P2">just like the dead do</text:p>
      <text:p text:style-name="P2">alpha dave still has a long way to go</text:p>
      <text:p text:style-name="P2">hes still not at ease with his mortality</text:p>
      <text:p text:style-name="P2">but people like us have to be!</text:p>
      <text:p text:style-name="P2">we have to be prepared to die a thousand deaths before our quest is complete</text:p>
      <text:p text:style-name="P2">the master we serve demands it</text:p>
      <text:p text:style-name="P2">pretty much</text:p>
      <text:p text:style-name="P2">they come here too</text:p>
      <text:p text:style-name="P2">in their own bubbles</text:p>
      <text:p text:style-name="P2">you may cross paths with them if you wish</text:p>
      <text:p text:style-name="P2">ha</text:p>
      <text:p text:style-name="P2"><text:soft-page-break/>i know the feeling :)</text:p>
      <text:p text:style-name="P2">im not showing you im just visiting your bubble</text:p>
      <text:p text:style-name="P2">it projects your thoughts and memories</text:p>
      <text:p text:style-name="P2">as well as other things relevant to you much like the clouds do in skaia</text:p>
      <text:p text:style-name="P2">nothing</text:p>
      <text:p text:style-name="P2">none of this is your business anymore</text:p>
      <text:p text:style-name="P2">its time to move on</text:p>
      <text:p text:style-name="P2">_</text:p>
      <text:p text:style-name="P2">17. DS9: =005390</text:p>
      <text:p text:style-name="P2">oh look this was my hive!</text:p>
      <text:p text:style-name="P2">before it was destroyed</text:p>
      <text:p text:style-name="P2">what did you picture</text:p>
      <text:p text:style-name="P2">thats very silly and a little perverse</text:p>
      <text:p text:style-name="P2">but actually that sounds like what it might have been like on some parts of the planet sooo</text:p>
      <text:p text:style-name="P2">ill put in a good word with your bubble about it</text:p>
      <text:p text:style-name="P2">i dont know about hauntoffs</text:p>
      <text:p text:style-name="P2">but there is plenty of time to satisfy various curiosities you might have about existence and whatnot</text:p>
      <text:p text:style-name="P2">is it</text:p>
      <text:p text:style-name="P2">oh! yes</text:p>
      <text:p text:style-name="P2">there are all sorts of friends to meet</text:p>
      <text:p text:style-name="P2">ones you already know and ones you dont</text:p>
      <text:p text:style-name="P2">there is plenty of time for just about anything</text:p>
      <text:p text:style-name="P2">lots and lots of time</text:p>
      <text:p text:style-name="P2">enough time to understand that time isnt much of anything at all</text:p>
      <text:p text:style-name="P2">time is like a game</text:p>
      <text:p text:style-name="P2"><text:soft-page-break/>just one fun game in realitys cupboard which is full of them</text:p>
      <text:p text:style-name="P2">its the one we are the best at!</text:p>
      <text:p text:style-name="P2">while other people are better at the other games</text:p>
      <text:p text:style-name="P2">but when all the games are back in the cupboard everyone is about the same</text:p>
      <text:p text:style-name="P2">and games are fun but sometimes you dont realize how much fun you were having until theyre all over</text:p>
      <text:p text:style-name="P2">and sometimes you look back and realize for some stupid reason you werent having any fun at all!</text:p>
      <text:p text:style-name="P2">then you laugh</text:p>
      <text:p text:style-name="P2">that laugh will suffice</text:p>
      <text:p text:style-name="P2">hey!</text:p>
      <text:p text:style-name="P2">want to see inside my hive</text:p>
      <text:p text:style-name="P2">it is quite possible and more than ok</text:p>
      <text:p text:style-name="P2">_</text:p>
      <text:p text:style-name="P2">18. DS10; TN2: =005391</text:p>
      <text:p text:style-name="P2">it seems you have a hiveguest dave</text:p>
      <text:p text:style-name="P2">tavros has been looking forward to meeting you</text:p>
      <text:p text:style-name="P2">yes you figured out the mystery!</text:p>
      <text:p text:style-name="P2">you may think so but then again you have not faced team charge in a match of slam poetry have you</text:p>
      <text:p text:style-name="P2">just kidding im no good at slam poetry haha sorry</text:p>
      <text:p text:style-name="P2">yes hes dead</text:p>
      <text:p text:style-name="P2">no i am wide awake</text:p>
      <text:p text:style-name="P2">and i physically stand before you in person!</text:p>
      <text:p text:style-name="P2">oh no</text:p>
      <text:p text:style-name="P2">_</text:p>
      <text:p text:style-name="P2">19. DS11: =005392</text:p>
      <text:p text:style-name="P2"><text:soft-page-break/>i am very much alive</text:p>
      <text:p text:style-name="P2">and i intend to stay that way :)</text:p>
      <text:p text:style-name="P2">_</text:p>
      <text:p text:style-name="P2">20. SC4; AB1: =005490</text:p>
      <text:p text:style-name="P2">ahem</text:p>
      <text:p text:style-name="P2">sorry to interrupt i wanted to give you both the chance to remember but it doesnt look like this is going anywhere!</text:p>
      <text:p text:style-name="P2">_</text:p>
      <text:p text:style-name="P2">21. SC5; AB2: =005491</text:p>
      <text:p text:style-name="P2">is it coming back yet</text:p>
      <text:p text:style-name="P2">thast right!</text:p>
      <text:p text:style-name="P2">nope!</text:p>
      <text:p text:style-name="P2">_</text:p>
      <text:p text:style-name="P2">22. SC6; AB3; JH1: =005492</text:p>
      <text:p text:style-name="P2">you are just asleep</text:p>
      <text:p text:style-name="P2">you are also blind!</text:p>
      <text:p text:style-name="P2">yes thats what being blind means</text:p>
      <text:p text:style-name="P2">sollux will you shut up and stop being so tragic for once</text:p>
      <text:p text:style-name="P2">you knew this was going to happen! your prophecies of personal doom were practically all you ever talked about</text:p>
      <text:p text:style-name="P2">i think you were looking forward to this honestly</text:p>
      <text:p text:style-name="P2">great!</text:p>
      <text:p text:style-name="P2">you should be able to relax now that youve been released from the curse of your vision twofold just like you said youd be</text:p>
      <text:p text:style-name="P2">you are now merely doomed!</text:p>
      <text:p text:style-name="P2">thats the spirit, hahaha</text:p>
      <text:p text:style-name="P2">nope :)</text:p>
      <text:p text:style-name="P2">hahahahaha!</text:p>
      <text:p text:style-name="P2"><text:soft-page-break/>i</text:p>
      <text:p text:style-name="P2">dont know?</text:p>
      <text:p text:style-name="P2">what noise?</text:p>
      <text:p text:style-name="P2">oh its jade!</text:p>
      <text:p text:style-name="P2">shes one of the humans we met after you died</text:p>
      <text:p text:style-name="P2">thats fine youll catch up!</text:p>
      <text:p text:style-name="P2">_</text:p>
      <text:p text:style-name="P2">23. SC7; AB4; JH2: =005493</text:p>
      <text:p text:style-name="P2">no dont!</text:p>
      <text:p text:style-name="P2">sollux try to be polite</text:p>
      <text:p text:style-name="P2">there is no reason at all for you to feel hostile toward them anymore</text:p>
      <text:p text:style-name="P2">jade is very nice and she did nothing wrong</text:p>
      <text:p text:style-name="P2">none of them did so when you wake up maybe you should try to reconcile with them or at the very least just say hello</text:p>
      <text:p text:style-name="P2">did i what</text:p>
      <text:p text:style-name="P2">well no</text:p>
      <text:p text:style-name="P2">but i should have!</text:p>
      <text:p text:style-name="P2">i did with you before i left didn't i</text:p>
      <text:p text:style-name="P2">shush you!</text:p>
      <text:p text:style-name="P2">it is!</text:p>
      <text:p text:style-name="P2">ill get you up to speed i promise but guys come on lets not scare away our guest</text:p>
      <text:p text:style-name="P2">oh my god shut up!</text:p>
      <text:p text:style-name="P2">no jade its ok</text:p>
      <text:p text:style-name="P2">please stay! im curious about why you are here</text:p>
      <text:p text:style-name="P2">navigating between bubbles is difficult here</text:p>
      <text:p text:style-name="P2">its better to drift between them naturally as they intersect</text:p>
      <text:p text:style-name="P2"><text:soft-page-break/>not spatially but through common points in memory</text:p>
      <text:p text:style-name="P2">to navigate the furthest ring you need to have mastered the flow of time!</text:p>
      <text:p text:style-name="P2">that is why i am here</text:p>
      <text:p text:style-name="P2">i am alive again so i may assist the dead in this way</text:p>
      <text:p text:style-name="P2">jade tell me</text:p>
      <text:p text:style-name="P2">have you seen me here before? i mean me dressed like i am now wearing my godhood</text:p>
      <text:p text:style-name="P2">im wearing a hood and have butterfly wings what else would you like to know</text:p>
      <text:p text:style-name="P2">yes sollux that would probably be pretty weird</text:p>
      <text:p text:style-name="P2">thank you your outfit is quite spiffy too</text:p>
      <text:p text:style-name="P2">i like that skirt a lot especially</text:p>
      <text:p text:style-name="P2">is</text:p>
      <text:p text:style-name="P2">is that a skirt?</text:p>
      <text:p text:style-name="P2">shhh!</text:p>
      <text:p text:style-name="P2">yes ok</text:p>
      <text:p text:style-name="P2">you see those encounters you had with me before have not happened for me yet because ive only just arrived</text:p>
      <text:p text:style-name="P2">time follows strange paths here as does space</text:p>
      <text:p text:style-name="P2">if you travel a great enough distance you may discover you are also traveling either backwards or forwards in time as well!</text:p>
      <text:p text:style-name="P2">just as if you stay in one place for too long the geometry of space surrounding you will become unreliable</text:p>
      <text:p text:style-name="P2">you may swat the air to your left and discover you have just slapped yourself!</text:p>
      <text:p text:style-name="P2">the only way to make sense of it is to understand either property very well</text:p>
      <text:p text:style-name="P2">and since i am new here i have some learning to do just like everyone else</text:p>
      <text:p text:style-name="P2"><text:soft-page-break/>but i do know one thing</text:p>
      <text:p text:style-name="P2">i knew that the first bubble i would enter would be an important one for us to visit</text:p>
      <text:p text:style-name="P2">hang on</text:p>
      <text:p text:style-name="P2">we are moving on to a new memory hold that though</text:p>
      <text:p text:style-name="P2">_</text:p>
      <text:p text:style-name="P2">24. SC8; AB5; JH3: =005494</text:p>
      <text:p text:style-name="P2">it is important because it will help us begin to understand why we are all here</text:p>
      <text:p text:style-name="P2">no no</text:p>
      <text:p text:style-name="P2">not why we are in this bubble now</text:p>
      <text:p text:style-name="P2">but why we all exist in the first place and why we all went on this adventure together</text:p>
      <text:p text:style-name="P2">there is much to understand and i believe it all begins with one sequence of events</text:p>
      <text:p text:style-name="P2">watching will help those whove passed to understand the purpose of their sacrifice and those still living to understand what must be done to complete the journey still ahead</text:p>
      <text:p text:style-name="P2">we will let the memories lead the way</text:p>
      <text:p text:style-name="P2">are you guys ready?</text:p>
      <text:p text:style-name="P2">_</text:p>
      <text:p text:style-name="P2">25. SC9; AB6; JH4: =005495</text:p>
      <text:p text:style-name="P2">ok lets allow the next memory to take shape</text:p>
      <text:p text:style-name="P2">i believe it is kanayas</text:p>
      <text:p text:style-name="P2">i will reprise my role in a conversation i had with her shortly after i discovered the ruins</text:p>
      <text:p text:style-name="P2">everybody hide and try not to spoil it for her until she remembers!</text:p>
      <text:p text:style-name="P2">_</text:p>
      <text:p text:style-name="P2">26. SC10; AB7; JH5; KM2: =005496</text:p>
      <text:p text:style-name="P2"><text:soft-page-break/>hey kanaya</text:p>
      <text:p text:style-name="P2">there is s0mething i want t0 give y0u</text:p>
      <text:p text:style-name="P2">yes its s0mething very 0dd i f0und when i disc0vered the ruins the 0ther night</text:p>
      <text:p text:style-name="P2">i d0nt kn0w what its arche0l0gical significance is yet but i suspect y0u will be able t0 repair it!</text:p>
      <text:p text:style-name="P2">0_0</text:p>
      <text:p text:style-name="P2">w0w!</text:p>
      <text:p text:style-name="P2">uh i mean</text:p>
      <text:p text:style-name="P2">o_o</text:p>
      <text:p text:style-name="P2">wow</text:p>
      <text:p text:style-name="P2">you figured it out very fast!</text:p>
      <text:p text:style-name="P2">oh i am sure you are alive</text:p>
      <text:p text:style-name="P2">you are unconscious now and will likely wake up as your new self very soon</text:p>
      <text:p text:style-name="P2">yes</text:p>
      <text:p text:style-name="P2">you are undergoing a metamorphosis which you have been groomed for since you were very young</text:p>
      <text:p text:style-name="P2">much like i was for my various personal iterations including this one</text:p>
      <text:p text:style-name="P2">yes!</text:p>
      <text:p text:style-name="P2">but it sure sounds silly when you list them all like that</text:p>
      <text:p text:style-name="P2">wellllll</text:p>
      <text:p text:style-name="P2">that is what we are about to find out!</text:p>
      <text:p text:style-name="P2">if you will oblige us by continuing with this memory</text:p>
      <text:p text:style-name="P2">why dont we go through this conversation again to the best of our recollection</text:p>
      <text:p text:style-name="P2">but i guess rather than acting it out we can just talk about it</text:p>
      <text:p text:style-name="P2">the old fashioned way</text:p>
      <text:p text:style-name="P2"><text:soft-page-break/>i have no idea</text:p>
      <text:p text:style-name="P2">haha yeah you know what i mean though</text:p>
      <text:p text:style-name="P2">yes</text:p>
      <text:p text:style-name="P2">i then had sollux deliver the pieces to you so you could stitch it back up</text:p>
      <text:p text:style-name="P2">sollux that is your cue!</text:p>
      <text:p text:style-name="P2">come out and play the part</text:p>
      <text:p text:style-name="P2">no of course not!</text:p>
      <text:p text:style-name="P2">obviously the jig is up everyone can come out now</text:p>
      <text:p text:style-name="P2">_</text:p>
      <text:p text:style-name="P2">27. SC11; AB8; JH6; KM3: =005497</text:p>
      <text:p text:style-name="P2">no guys come on this isnt that complicated!</text:p>
      <text:p text:style-name="P2">we are just revisiting the past just like we would if we were talking about it</text:p>
      <text:p text:style-name="P2">but it just so happens we can watch it happen as we talk about it</text:p>
      <text:p text:style-name="P2">and as a matter of fact</text:p>
      <text:p text:style-name="P2">this story does involve a role playing game but not in that way!</text:p>
      <text:p text:style-name="P2">youre stupid and you sound stuid!</text:p>
      <text:p text:style-name="P2">i dont know o_o</text:p>
      <text:p text:style-name="P2">but you maaay be waking up soon</text:p>
      <text:p text:style-name="P2">maybe not if we hurry this along!</text:p>
      <text:p text:style-name="P2">thollux is right</text:p>
      <text:p text:style-name="P2">i mean sollux</text:p>
      <text:p text:style-name="P2">kanaya tell us what happened next!</text:p>
      <text:p text:style-name="P2">_</text:p>
      <text:p text:style-name="P2">28. SC12; AB9; JH7; KM4: =005498</text:p>
      <text:p text:style-name="P2">yes</text:p>
      <text:p text:style-name="P2"><text:soft-page-break/>not really!</text:p>
      <text:p text:style-name="P2">yes</text:p>
      <text:p text:style-name="P2">this is only a piece of the story</text:p>
      <text:p text:style-name="P2">the other pieces will fall into place with successive memories and it will all become clear</text:p>
      <text:p text:style-name="P2">but yes alright i will eliminate some suspense and try to serve as a better guide on this tour through the catacombs of our collective subconscious</text:p>
      <text:p text:style-name="P2">the separate tunnels we once traveled in the dark as individuals we now retrace together with a torch</text:p>
      <text:p text:style-name="P2">on the walls we illuminate the runes which describe a convoluted origin story</text:p>
      <text:p text:style-name="P2">an origin we participated in</text:p>
      <text:p text:style-name="P2">we were spurred to these actions by that which was being originated</text:p>
      <text:p text:style-name="P2">and incited to acts of revenge as we were turned against each other</text:p>
      <text:p text:style-name="P2">_</text:p>
      <text:p text:style-name="P2">29. AB10; JH8; KM5; TN3: =005499</text:p>
      <text:p text:style-name="P2">no</text:p>
      <text:p text:style-name="P2">our manipulator disguised his tracks well</text:p>
      <text:p text:style-name="P2">no tavros you can get up</text:p>
      <text:p text:style-name="P2">we will leave it soon</text:p>
      <text:p text:style-name="P2">but you were doing something very important here</text:p>
      <text:p text:style-name="P2">writing a part of the code</text:p>
      <text:p text:style-name="P2">_</text:p>
      <text:p text:style-name="P2">30. AB11; JH9; KM6; TN4: =005500</text:p>
      <text:p text:style-name="P2">an incomplete fragment consisting of four symbols</text:p>
      <text:p text:style-name="P2">comprising the first word of a binary refrain</text:p>
      <text:p text:style-name="P2">a pair of sounds emerging from the belly of a fabled tyrants <text:soft-page-break/>menace</text:p>
      <text:p text:style-name="P2">but you authored only one sound of the pair</text:p>
      <text:p text:style-name="P2">_</text:p>
      <text:p text:style-name="P2">31. AB12; JH10; KM7; TN5: =005501</text:p>
      <text:p text:style-name="P2">i would write the other</text:p>
      <text:p text:style-name="P2">_</text:p>
      <text:p text:style-name="P2">32. AB13; JH11; KM8; TN6: =005502</text:p>
      <text:p text:style-name="P2">in the soot of my ruined hive i scrawled my part of the code</text:p>
      <text:p text:style-name="P2">completing the phrase of legend</text:p>
      <text:p text:style-name="P2">the persisting sounds said to accompany the ultimate demise of the tyrant less an arm and an eye</text:p>
      <text:p text:style-name="P2">but even these eight characters</text:p>
      <text:p text:style-name="P2">the scrawlings of charge</text:p>
      <text:p text:style-name="P2">were still but half the code</text:p>
      <text:p text:style-name="P2">_</text:p>
      <text:p text:style-name="P2">33. AB14; JH12; KM9; TN7: =005503</text:p>
      <text:p text:style-name="P2">there was another half by scourge in two parts</text:p>
      <text:p text:style-name="P2">one part three symbols</text:p>
      <text:p text:style-name="P2">_</text:p>
      <text:p text:style-name="P2">34. AB15; JH13; KM10; TN8: =005504</text:p>
      <text:p text:style-name="P2">and the other</text:p>
      <text:p text:style-name="P2">five</text:p>
      <text:p text:style-name="P2">why the scale was tipped in this way between sisters</text:p>
      <text:p text:style-name="P2">i cannot say!</text:p>
      <text:p text:style-name="P2">_</text:p>
      <text:p text:style-name="P2">35. AB16; JH14; KM11; TN9: =005505</text:p>
      <text:p text:style-name="P2">each fragment would be transcribed in our rulebooks</text:p>
      <text:p text:style-name="P2"><text:soft-page-break/>sealing the collaboration between rust bloods and blue bloods</text:p>
      <text:p text:style-name="P2">completing the code for our sessions architect</text:p>
      <text:p text:style-name="P2">_</text:p>
      <text:p text:style-name="P2">36. AB17; JH15; KM12; TN10: =005506</text:p>
      <text:p text:style-name="P2">oh?</text:p>
      <text:p text:style-name="P2">_</text:p>
      <text:p text:style-name="P2">37. AB18; JH16; KM13; TN11: =005510</text:p>
      <text:p text:style-name="P2">yes we all lost track of our books</text:p>
      <text:p text:style-name="P2">_</text:p>
      <text:p text:style-name="P2">38. AB19; JH17; KM14; TN12: =005511</text:p>
      <text:p text:style-name="P2">they were gathered surreptitiously by agents assigned to the task</text:p>
      <text:p text:style-name="P2">_</text:p>
      <text:p text:style-name="P2">39. AB20; JH18; KM15; TN13: =005512</text:p>
      <text:p text:style-name="P2">and in the veil their codes were merged with the ghost imprints of other mysterious artifacts</text:p>
      <text:p text:style-name="P2">_</text:p>
      <text:p text:style-name="P2">40. AB21; JH19; KM16; TN14: =005513</text:p>
      <text:p text:style-name="P2">our first guardian was brought to life on the seed to pass through skaias final gate of defense</text:p>
      <text:p text:style-name="P2">the first to find alternia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2">41. SC13; RL1; DS12; TP2; KV1: =006249</text:p>
      <text:p text:style-name="P2">you see??</text:p>
      <text:p text:style-name="P2"><text:soft-page-break/>i told you they would bring your body</text:p>
      <text:p text:style-name="P2">oh!!!</text:p>
      <text:p text:style-name="P2">sollux lets do it!</text:p>
      <text:p text:style-name="P2">the corpse party!</text:p>
      <text:p text:style-name="P2">theres no better time and there are so many corpses here to work with</text:p>
      <text:p text:style-name="P2">is everybody ok with that? do you want to have a big corpse party?</text:p>
      <text:p text:style-name="P2">we can incinerate the remains in the sun it will be just glorious</text:p>
      <text:p text:style-name="P2">rose!</text:p>
      <text:p text:style-name="P2">can you please explain to my friends what a human funeral is like?</text:p>
      <text:p text:style-name="P2">i couldnt have put it better myself</text:p>
      <text:p text:style-name="P2">could you go into more detail?</text:p>
      <text:p text:style-name="P2">hmmm that sounds just a tad specific</text:p>
      <text:p text:style-name="P2">we may have to adapt the proceedings to be a little more</text:p>
      <text:p text:style-name="P2">i dunno</text:p>
      <text:p text:style-name="P2">multicultural i guess?</text:p>
      <text:p text:style-name="P2">why dont you all do some brainstorming about what kind of funeral to have while i go round up the bodies! </text:p>
      <text:p text:style-name="P2">whats the matter?</text:p>
      <text:p text:style-name="P2">um</text:p>
      <text:p text:style-name="P2">i just thought it would be a nice thing to bond over</text:p>
      <text:p text:style-name="P2">am i really that bad?</text:p>
      <text:p text:style-name="P2">oh</text:p>
      <text:p text:style-name="P2">sorry</text:p>
      <text:p text:style-name="P2">i guess ive spent enough time here that i just dont see death as the terrible thing the living make it out to be</text:p>
      <text:p text:style-name="P2">i honestly feel like its a reason to celebrate! </text:p>
      <text:p text:style-name="P2"><text:soft-page-break/>death fan girl thing?</text:p>
      <text:p text:style-name="P2">what do you mean</text:p>
      <text:p text:style-name="P2">you think so?</text:p>
      <text:p text:style-name="P2">_</text:p>
      <text:p text:style-name="P2">42. KV2: =006250</text:p>
      <text:p text:style-name="P2">the sun will never be destroyed karkat</text:p>
      <text:p text:style-name="P2">im sorry but you were misinformed!</text:p>
      <text:p text:style-name="P2">_</text:p>
      <text:p text:style-name="P2">43. KV3; DS13; RL2: =006254</text:p>
      <text:p text:style-name="P2">karkat i dont know if anyone cares about formal ranks like that anymore</text:p>
      <text:p text:style-name="P2">or if anyone ever did!</text:p>
      <text:p text:style-name="P2">but for what its worth i suggest that from now on you all listen closely to the advice of our human guests</text:p>
      <text:p text:style-name="P2">yes!</text:p>
      <text:p text:style-name="P2">no need to be so modest dave</text:p>
      <text:p text:style-name="P2">tactically speaking a knight of time and a seer of light is a nearly unbeatable combination</text:p>
      <text:p text:style-name="P2">yes you are off to an excellent start as a subordinate</text:p>
      <text:p text:style-name="P2">keep doing that!</text:p>
      <text:p text:style-name="P2">but dave dont worry if you do not have instructions for us</text:p>
      <text:p text:style-name="P2">the knight of time is not necessarily the tactician</text:p>
      <text:p text:style-name="P2">he is a powerful warrior class which exploits the flow of time as a weapon</text:p>
      <text:p text:style-name="P2">rose is the one who must play the role of the strategist</text:p>
      <text:p text:style-name="P2">the seer class knows her aspect comprehensively</text:p>
      <text:p text:style-name="P2">as a knower of all fortune she can see the circuitous path that will lead to the most favorable outcome for everyone</text:p>
      <text:p text:style-name="P2">personally i would defer to her judgment!</text:p>
      <text:p text:style-name="P2"><text:soft-page-break/>_</text:p>
      <text:p text:style-name="P2">44. RL3: =006255</text:p>
      <text:p text:style-name="P2">this is why you all needed an advanced seer!</text:p>
      <text:p text:style-name="P2">i have become familiar with the ways of the fabric out here but even i couldnt chart a journey that long or complex</text:p>
      <text:p text:style-name="P2">_</text:p>
      <text:p text:style-name="P2">45. KV4; KM17; TP3: =006256</text:p>
      <text:p text:style-name="P2">karkat go back to holding your breath!</text:p>
      <text:p text:style-name="P2">this is going to be a wonderful adventure for everyone</text:p>
      <text:p text:style-name="P2">im a bit jealous honestly!</text:p>
      <text:p text:style-name="P2">or i would be if i wasnt having such a good time with my death fangirl thing :p</text:p>
      <text:p text:style-name="P2">no</text:p>
      <text:p text:style-name="P2">i still have important work to do here</text:p>
      <text:p text:style-name="P2">but that doesnt rule out the possibility we could meet again in bubbles along your journey!</text:p>
      <text:p text:style-name="P2">but kanaya you still have important work to finish too!</text:p>
      <text:p text:style-name="P2">we cant ignore our duties</text:p>
      <text:p text:style-name="P2">our race is extinct remember</text:p>
      <text:p text:style-name="P2">and after a few more casualties it is now hanging by a thread</text:p>
      <text:p text:style-name="P2">your job was to see to the resurrection of our people</text:p>
      <text:p text:style-name="P2">theres always hope though!</text:p>
      <text:p text:style-name="P2">you just never know and i dont think you should give up</text:p>
      <text:p text:style-name="P2">_</text:p>
      <text:p text:style-name="P2">46. KV5: =006257</text:p>
      <text:p text:style-name="P2">oh nooo :(</text:p>
      <text:p text:style-name="P2">_</text:p>
      <text:p text:style-name="P2">47. RL4; SC14: =006285</text:p>
      <text:p text:style-name="P2"><text:soft-page-break/>i can help with that!</text:p>
      <text:p text:style-name="P2">sollux do you think you can lend me a hand?</text:p>
      <text:p text:style-name="P2">theyll need the biggest push we can give them</text:p>
      <text:p text:style-name="P2">ok you guys can keep arguing if you like but im going to send you on your way now</text:p>
      <text:p text:style-name="P2">then after you leave i should be able to buy you a little more time</text:p>
      <text:p text:style-name="P2">when jack comes ill slow him down for a while</text:p>
      <text:p text:style-name="P2">it wont be for very long but its the best i can do!</text:p>
      <text:p text:style-name="P2">youre welcome!</text:p>
      <text:p text:style-name="P2">are you ready sollux?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_</text:p>
      <text:p text:style-name="P1">Act 6 Intermission 3</text:p>
      <text:p text:style-name="P2">_</text:p>
      <text:p text:style-name="P2">48. =007163</text:p>
      <text:p text:style-name="P2">SEE LOG FOR "Act 6 Intermission 3 Part 1" IN GAME FOLDER</text:p>
      <text:p text:style-name="P2">_</text:p>
      <text:p text:style-name="P2">49. =007327</text:p>
      <text:p text:style-name="P2">huh? what is happening here... wait</text:p>
      <text:p text:style-name="P2">is this a party? oh goodness i think it is OuO</text:p>
      <text:p text:style-name="P2"><text:soft-page-break/>this is like a fun costume party for ghosts isnt it! whats the occasion?</text:p>
      <text:p text:style-name="P2">oh but im not doing any fighting</text:p>
      <text:p text:style-name="P2">sorry sollux my robotic duplicates have always been free agents totally exempt from my influence and better judgment</text:p>
      <text:p text:style-name="P2">equius do you think you can calm them down?</text:p>
      <text:p text:style-name="P2">equius weve never talked about it but im not sure how comfortable i am with you um... courting such a great plurality of my mechanical doubles</text:p>
      <text:p text:style-name="P2">i never should have kissed you that time</text:p>
      <text:p text:style-name="P2">it was such a mistake :(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2">50. JE1; SC15; AV1: =007855</text:p>
      <text:p text:style-name="P2">hello.</text:p>
      <text:p text:style-name="P2">thanks!</text:p>
      <text:p text:style-name="P2"><text:soft-page-break/>yes im alive</text:p>
      <text:p text:style-name="P2">(sollux dont make our guest uncomfortable)</text:p>
      <text:p text:style-name="P2">really i havent thought about any of that in a long time</text:p>
      <text:p text:style-name="P2">ancient conflicts dont mean anything to me anymore but i was more than thrilled by the opportunity to go on another adventure like this</text:p>
      <text:p text:style-name="P2">we used to enjoy such campaigns together all the time when we were younger</text:p>
      <text:p text:style-name="P2">of course now the teams are a little different :)</text:p>
      <text:p text:style-name="P2">ive met most of those nepetas theyre all very nice</text:p>
      <text:p text:style-name="P2">_</text:p>
      <text:p text:style-name="P2">51. JE2: =007926</text:p>
      <text:p text:style-name="P2">yes</text:p>
      <text:p text:style-name="P2">ok</text:p>
      <text:p text:style-name="P2">:)</text:p>
      <text:p text:style-name="P2">about what exactly</text:p>
      <text:p text:style-name="P2">you mean searching for the weapon?</text:p>
      <text:p text:style-name="P2">i think its a good idea</text:p>
      <text:p text:style-name="P2">thats probably the only way to find it</text:p>
      <text:p text:style-name="P2">in my experience the specific path you travel out here is very important</text:p>
      <text:p text:style-name="P2">if we did not trace that exact path in that amount of time i doubt we ever would have found the right location</text:p>
      <text:p text:style-name="P2">in fact it may never have been found by anyone</text:p>
      <text:p text:style-name="P2">i couldnt say</text:p>
      <text:p text:style-name="P2">its probably necessary</text:p>
      <text:p text:style-name="P2">and they would have embarked on this voyage whether i had come along or not</text:p>
      <text:p text:style-name="P2">so i might as well join the fun!</text:p>
      <text:p text:style-name="P2"><text:soft-page-break/>isnt that what you did when you saw our ship?</text:p>
      <text:p text:style-name="P2">yes but once you found out you continued journeying with us</text:p>
      <text:p text:style-name="P2">exactly!</text:p>
      <text:p text:style-name="P2">_</text:p>
      <text:p text:style-name="P2">52. JE3: =007927</text:p>
      <text:p text:style-name="P2">i dont necessarily share their point of view on the meaning of this endeavor though</text:p>
      <text:p text:style-name="P2">they consider this to be a great clash between good and evil</text:p>
      <text:p text:style-name="P2">but i prefer to look at the coming battle as a matter of housekeeping</text:p>
      <text:p text:style-name="P2">in the end all loops must be tidied up</text:p>
      <text:p text:style-name="P2">even his</text:p>
      <text:p text:style-name="P2">of course i do!</text:p>
      <text:p text:style-name="P2">i love all my friends</text:p>
      <text:p text:style-name="P2">do i seem cheerful about that</text:p>
      <text:p text:style-name="P2">i apologize if that is the way i am behaving</text:p>
      <text:p text:style-name="P2">it is not true though</text:p>
      <text:p text:style-name="P2">i think i look at death differently than most</text:p>
      <text:p text:style-name="P2">and it is fair to say this attitude extends to death after death as well</text:p>
      <text:p text:style-name="P2">i have learned to be at ease with the cessation of being in any form it takes</text:p>
      <text:p text:style-name="P2">but i am not nor will i ever be the monsters handmaid</text:p>
      <text:p text:style-name="P2">so please believe that i would never take joy from the destruction of any soul</text:p>
      <text:p text:style-name="P2">however you must realize that it is only by the grace of the horrorterrors that so many have been allowed to continue existing for so long</text:p>
      <text:p text:style-name="P2">they have persisted for ages beyond their time just as he has</text:p>
      <text:p text:style-name="P2">as such it seems to me his rampage is just another kind of <text:soft-page-break/>housekeeping</text:p>
      <text:p text:style-name="P2">while he rounds the ring undoing the work of the gods we must prepare for his undoing as well</text:p>
      <text:p text:style-name="P2">to ready the manor for the lords arrival so to speak :)</text:p>
      <text:p text:style-name="P2">i dont like to think of myself in those terms</text:p>
      <text:p text:style-name="P2">but i do try to be nice to people!</text:p>
      <text:p text:style-name="P2">what i want?</text:p>
      <text:p text:style-name="P2">hmmm</text:p>
      <text:p text:style-name="P2">thats a pretty good question</text:p>
      <text:p text:style-name="P2">_</text:p>
      <text:p text:style-name="P2">53. JE4: =007928</text:p>
      <text:p text:style-name="P2">i think i mostly want to see what happens when this whole place breaks apart</text:p>
      <text:p text:style-name="P2">_</text:p>
      <text:p text:style-name="P2">54. SC16: =007931</text:p>
      <text:p text:style-name="P2">:(</text:p>
      <text:p text:style-name="P2">_</text:p>
      <text:p text:style-name="P2">55. SC17: =007945</text:p>
      <text:p text:style-name="P2">i understand sollux</text:p>
      <text:p text:style-name="P2">yeah :D</text:p>
      <text:p text:style-name="P2">_</text:p>
      <text:p text:style-name="P2">56. MP3; JE5; ArSe1: =007982</text:p>
      <text:p text:style-name="P2">:D</text:p>
      <text:p text:style-name="P2">:D</text:p>
      <text:p text:style-name="P2">_</text:p>
      <text:p text:style-name="P2">57. AV2: =007991</text:p>
      <text:p text:style-name="P2">:D</text:p>
      <text:p text:style-name="P2"><text:soft-page-break/>_</text:p>
      <text:p text:style-name="P2">58. JE6; AV3: =007994</text:p>
      <text:p text:style-name="P2">sounds like a dare to me</text:p>
      <text:p text:style-name="P2">_</text:p>
      <text:p text:style-name="P2">5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1" meta:paragraph-count="740" meta:word-count="4717" meta:character-count="22905"/>
    <meta:generator>OpenOffice/4.1.2$Win32 OpenOffice.org_project/412m3$Build-9782</meta:generator>
  </office:meta>
</office:document-meta>
</file>